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urier New" svg:font-family="'Courier New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0670e1" officeooo:paragraph-rsid="000670e1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style:text-underline-style="none" fo:font-weight="bold" officeooo:rsid="000670e1" officeooo:paragraph-rsid="000670e1" style:font-size-asian="12pt" style:font-weight-asian="bold" style:font-size-complex="12pt" style:font-weight-complex="bold"/>
    </style:style>
    <style:style style:name="P3" style:family="paragraph" style:parent-style-name="Standard">
      <style:text-properties fo:color="#0000ff" loext:opacity="100%" style:font-name="Courier New" fo:font-size="10pt" fo:font-weight="normal" style:font-size-asian="10pt" style:font-weight-asian="normal"/>
    </style:style>
    <style:style style:name="P4" style:family="paragraph" style:parent-style-name="Standard">
      <style:paragraph-properties fo:text-align="center" style:justify-single-word="false"/>
      <style:text-properties style:font-name="DejaVu Sans" fo:font-size="16pt" style:text-underline-style="solid" style:text-underline-width="auto" style:text-underline-color="font-color" fo:font-weight="bold" officeooo:rsid="000670e1" officeooo:paragraph-rsid="000670e1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DejaVu Sans" fo:font-size="12pt" style:text-underline-style="none" fo:font-weight="bold" officeooo:rsid="000670e1" officeooo:paragraph-rsid="000670e1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DejaVu Sans" fo:font-weight="bold" officeooo:paragraph-rsid="000670e1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DejaVu Sans" fo:font-weight="bold" officeooo:paragraph-rsid="0007b4be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DejaVu Sans" fo:font-weight="bold" officeooo:rsid="0007b4be" officeooo:paragraph-rsid="000670e1" style:font-weight-asian="bold" style:font-weight-complex="bold"/>
    </style:style>
    <style:style style:name="P9" style:family="paragraph" style:parent-style-name="Standard">
      <style:text-properties fo:color="#000000" loext:opacity="100%" style:font-name="DejaVu Sans" fo:font-size="12pt" fo:font-weight="bold" officeooo:paragraph-rsid="0007f7b9" style:font-size-asian="12pt" style:font-weight-asian="bold" style:font-size-complex="12pt" style:font-weight-complex="bold"/>
    </style:style>
    <style:style style:name="P10" style:family="paragraph" style:parent-style-name="Standard">
      <style:text-properties fo:color="#000000" loext:opacity="100%" style:font-name="DejaVu Sans" fo:font-size="12pt" fo:font-weight="bold" officeooo:paragraph-rsid="0009c86a" style:font-size-asian="12pt" style:font-weight-asian="bold" style:font-size-complex="12pt" style:font-weight-complex="bold"/>
    </style:style>
    <style:style style:name="P11" style:family="paragraph" style:parent-style-name="Standard">
      <style:text-properties fo:color="#000000" loext:opacity="100%" style:font-name="DejaVu Sans" fo:font-size="12pt" fo:font-weight="bold" style:font-size-asian="12pt" style:font-weight-asian="bold" style:font-size-complex="12pt" style:font-weight-complex="bold"/>
    </style:style>
    <style:style style:name="P12" style:family="paragraph" style:parent-style-name="Standard">
      <style:text-properties officeooo:paragraph-rsid="00109c6f"/>
    </style:style>
    <style:style style:name="T1" style:family="text">
      <style:text-properties fo:color="#0000ff" loext:opacity="100%" style:font-name="Courier New" fo:font-size="10pt" fo:font-weight="bold" style:font-size-asian="10pt" style:font-weight-asian="bold"/>
    </style:style>
    <style:style style:name="T2" style:family="text">
      <style:text-properties fo:color="#0000ff" loext:opacity="100%" style:font-name="Courier New" fo:font-size="10pt" fo:font-weight="normal" style:font-size-asian="10pt" style:font-weight-asian="normal"/>
    </style:style>
    <style:style style:name="T3" style:family="text">
      <style:text-properties fo:color="#0000ff" loext:opacity="100%" style:font-name="Courier New" fo:font-size="10pt" fo:font-weight="normal" officeooo:rsid="0007f7b9" style:font-size-asian="10pt" style:font-weight-asian="normal"/>
    </style:style>
    <style:style style:name="T4" style:family="text">
      <style:text-properties fo:color="#0000ff" loext:opacity="100%" style:font-name="Courier New" fo:font-size="10pt" fo:font-weight="normal" officeooo:rsid="0009c86a" style:font-size-asian="10pt" style:font-weight-asian="normal"/>
    </style:style>
    <style:style style:name="T5" style:family="text">
      <style:text-properties fo:color="#0000ff" loext:opacity="100%" style:font-name="Courier New" fo:font-size="10pt" fo:font-weight="normal" officeooo:rsid="000bdc50" style:font-size-asian="10pt" style:font-weight-asian="normal"/>
    </style:style>
    <style:style style:name="T6" style:family="text">
      <style:text-properties fo:color="#0000ff" loext:opacity="100%" style:font-name="Courier New" fo:font-size="10pt" style:font-size-asian="10pt"/>
    </style:style>
    <style:style style:name="T7" style:family="text">
      <style:text-properties fo:color="#0000ff" loext:opacity="100%" style:font-name="Courier New" fo:font-size="10pt" officeooo:rsid="0009c86a" style:font-size-asian="10pt"/>
    </style:style>
    <style:style style:name="T8" style:family="text">
      <style:text-properties fo:color="#000000" loext:opacity="100%"/>
    </style:style>
    <style:style style:name="T9" style:family="text">
      <style:text-properties fo:color="#000000" loext:opacity="100%" style:font-name="Courier New" fo:font-size="10pt" fo:font-weight="normal" style:font-size-asian="10pt" style:font-weight-asian="normal"/>
    </style:style>
    <style:style style:name="T10" style:family="text">
      <style:text-properties fo:color="#000000" loext:opacity="100%" fo:font-size="12pt" style:text-underline-style="none" fo:font-weight="bold" officeooo:rsid="000670e1" style:font-size-asian="12pt" style:font-weight-asian="bold" style:font-size-complex="12pt" style:font-weight-complex="bold"/>
    </style:style>
    <style:style style:name="T11" style:family="text">
      <style:text-properties fo:color="#000000" loext:opacity="100%" fo:font-size="12pt" style:text-underline-style="none" officeooo:rsid="000670e1" style:font-size-asian="12pt" style:font-size-complex="12pt"/>
    </style:style>
    <style:style style:name="T12" style:family="text">
      <style:text-properties fo:color="#808000" loext:opacity="100%" style:font-name="Courier New" fo:font-size="10pt" fo:font-weight="normal" style:font-size-asian="10pt" style:font-weight-asian="normal"/>
    </style:style>
    <style:style style:name="T13" style:family="text">
      <style:text-properties fo:color="#ff00ff" loext:opacity="100%" style:font-name="Courier New" fo:font-size="10pt" fo:font-weight="normal" style:font-size-asian="10pt" style:font-weight-asian="normal"/>
    </style:style>
    <style:style style:name="T14" style:family="text">
      <style:text-properties fo:color="#c9211e" loext:opacity="100%"/>
    </style:style>
    <style:style style:name="T15" style:family="text">
      <style:text-properties fo:color="#c9211e" loext:opacity="100%" fo:font-size="12pt" style:text-underline-style="none" fo:font-weight="bold" officeooo:rsid="000670e1" style:font-size-asian="12pt" style:font-weight-asian="bold" style:font-size-complex="12pt" style:font-weight-complex="bold"/>
    </style:style>
    <style:style style:name="T16" style:family="text">
      <style:text-properties style:font-name="Courier New" fo:font-size="10pt" fo:font-weight="normal" officeooo:rsid="0007f7b9" style:font-size-asian="10pt" style:font-weight-asian="normal"/>
    </style:style>
    <style:style style:name="T17" style:family="text">
      <style:text-properties style:font-name="Courier New" fo:font-size="10pt" fo:font-weight="normal" style:font-size-asian="10pt" style:font-weight-asian="normal"/>
    </style:style>
    <style:style style:name="T18" style:family="text">
      <style:text-properties style:font-name="Courier New" fo:font-size="10pt" fo:font-weight="normal" officeooo:rsid="000bdc50" style:font-size-asian="10pt" style:font-weight-asian="normal"/>
    </style:style>
    <style:style style:name="T19" style:family="text">
      <style:text-properties style:font-name="Courier New" fo:font-size="10pt" fo:font-weight="normal" style:font-size-asian="10pt" style:font-weight-asian="normal"/>
    </style:style>
    <style:style style:name="T20" style:family="text">
      <style:text-properties style:font-name="Courier New" fo:font-size="10pt" officeooo:rsid="0009c86a" style:font-size-asian="10pt"/>
    </style:style>
    <style:style style:name="T21" style:family="text">
      <style:text-properties style:font-name="Courier New" fo:font-size="10pt" style:font-size-asian="10pt"/>
    </style:style>
    <style:style style:name="T22" style:family="text">
      <style:text-properties style:font-name="Courier New" fo:font-weight="normal" officeooo:rsid="0007f7b9" style:font-weight-asian="normal"/>
    </style:style>
    <style:style style:name="T23" style:family="text">
      <style:text-properties style:font-name="Courier New" fo:font-weight="normal" style:font-weight-asian="normal"/>
    </style:style>
    <style:style style:name="T24" style:family="text">
      <style:text-properties style:font-name="Courier New" fo:font-weight="normal" officeooo:rsid="000bdc50" style:font-weight-asian="normal"/>
    </style:style>
    <style:style style:name="T25" style:family="text">
      <style:text-properties style:font-name="Courier New" officeooo:rsid="0009c86a"/>
    </style:style>
    <style:style style:name="T26" style:family="text">
      <style:text-properties style:font-name="Courier New"/>
    </style:style>
    <style:style style:name="T27" style:family="text">
      <style:text-properties fo:font-weight="normal" officeooo:rsid="0007f7b9" style:font-weight-asian="normal"/>
    </style:style>
    <style:style style:name="T28" style:family="text">
      <style:text-properties fo:font-weight="normal" style:font-weight-asian="normal"/>
    </style:style>
    <style:style style:name="T29" style:family="text">
      <style:text-properties fo:font-weight="normal" officeooo:rsid="000bdc50" style:font-weight-asian="normal"/>
    </style:style>
    <style:style style:name="T30" style:family="text">
      <style:text-properties officeooo:rsid="0007f7b9"/>
    </style:style>
    <style:style style:name="T31" style:family="text">
      <style:text-properties fo:color="#000080" loext:opacity="100%" style:font-name="Courier New" fo:font-size="10pt" fo:font-weight="bold" style:font-size-asian="10pt" style:font-weight-asian="bold"/>
    </style:style>
    <style:style style:name="T32" style:family="text">
      <style:text-properties officeooo:rsid="0009c86a"/>
    </style:style>
    <style:style style:name="T33" style:family="text">
      <style:text-properties officeooo:rsid="000bdc5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SQL / LES VUES </text:p>
      <text:p text:style-name="P1"/>
      <text:p text:style-name="P4"/>
      <text:p text:style-name="P5">1/ Afficher la liste des hôtels avec leur station</text:p>
      <text:p text:style-name="P2"/>
      <text:p text:style-name="P2"><text:span text:style-name="T6">CREATE</text:span><text:span text:style-name="T9"> </text:span><text:span text:style-name="T6">VIEW</text:span><text:span text:style-name="T9"> </text:span><text:span text:style-name="T12">hot_sta_view</text:span></text:p>
      <text:p text:style-name="Standard"><text:span text:style-name="T1">AS</text:span></text:p>
      <text:p text:style-name="Standard"><text:span text:style-name="T1">SELECT</text:span><text:span text:style-name="T9"> </text:span><text:span text:style-name="T12">hot_nom</text:span><text:span text:style-name="T2">,</text:span><text:span text:style-name="T9"> </text:span><text:span text:style-name="T12">sta_nom</text:span></text:p>
      <text:p text:style-name="Standard"><text:span text:style-name="T1">FROM</text:span><text:span text:style-name="T9"> </text:span><text:span text:style-name="T13">hotel</text:span></text:p>
      <text:p text:style-name="Standard"><text:span text:style-name="T1">JOIN</text:span><text:span text:style-name="T9"> </text:span><text:span text:style-name="T13">station</text:span><text:span text:style-name="T9"> </text:span><text:span text:style-name="T1">ON</text:span><text:span text:style-name="T9"> </text:span><text:span text:style-name="T12">sta_id</text:span><text:span text:style-name="T9"> </text:span><text:span text:style-name="T2">=</text:span><text:span text:style-name="T9"> </text:span><text:span text:style-name="T13">hotel</text:span><text:span text:style-name="T2">.</text:span><text:span text:style-name="T12">hot_sta_id</text:span><text:span text:style-name="T2">;</text:span></text:p>
      <text:p text:style-name="P3"/>
      <text:p text:style-name="P6"><text:span text:style-name="T11">2/ </text:span>Afficher la liste des chambres et leur hôtel</text:p>
      <text:p text:style-name="P8"/>
      <text:p text:style-name="Standard"><text:span text:style-name="T1">CREATE</text:span><text:span text:style-name="T9"> </text:span><text:span text:style-name="T1">VIEW</text:span><text:span text:style-name="T9"> </text:span><text:span text:style-name="T12">cha_hot_view</text:span></text:p>
      <text:p text:style-name="Standard"><text:span text:style-name="T1">as</text:span></text:p>
      <text:p text:style-name="P12"><text:span text:style-name="T1">SELECT</text:span><text:span text:style-name="T9"> </text:span><text:span text:style-name="T12">hot_nom</text:span><text:span text:style-name="T2">,</text:span><text:span text:style-name="T9"> </text:span><text:span text:style-name="T12">cha_numero</text:span></text:p>
      <text:p text:style-name="Standard"><text:span text:style-name="T1">FROM</text:span><text:span text:style-name="T9"> </text:span><text:span text:style-name="T13">hotel</text:span></text:p>
      <text:p text:style-name="Standard"><text:span text:style-name="T1">JOIN</text:span><text:span text:style-name="T9"> </text:span><text:span text:style-name="T13">chambre</text:span><text:span text:style-name="T9"> </text:span><text:span text:style-name="T1">on</text:span><text:span text:style-name="T9"> </text:span><text:span text:style-name="T13">chambre</text:span><text:span text:style-name="T2">.</text:span><text:span text:style-name="T12">cha_hot_id</text:span><text:span text:style-name="T9"> </text:span><text:span text:style-name="T2">=</text:span><text:span text:style-name="T9"> </text:span><text:span text:style-name="T13">hotel</text:span><text:span text:style-name="T2">.</text:span><text:span text:style-name="T12">hot_id</text:span><text:span text:style-name="T2">;</text:span></text:p>
      <text:p text:style-name="P12"><text:span text:style-name="T2"/></text:p>
      <text:p text:style-name="Standard"><text:span text:style-name="T2"/></text:p>
      <text:p text:style-name="P9"><text:span text:style-name="T30">3/ </text:span>Afficher la liste des réservations avec le nom des clients</text:p>
      <text:p text:style-name="Standard"><text:span text:style-name="T2"/></text:p>
      <text:p text:style-name="Standard"><text:span text:style-name="T1">CREATE</text:span><text:span text:style-name="T9"> </text:span><text:span text:style-name="T1">VIEW</text:span><text:span text:style-name="T9"> </text:span><text:span text:style-name="T12">res_cli_view</text:span></text:p>
      <text:p text:style-name="Standard"><text:span text:style-name="T1">AS</text:span><text:span text:style-name="T9"> </text:span></text:p>
      <text:p text:style-name="Standard"><text:span text:style-name="T1">SELECT</text:span><text:span text:style-name="T9"> </text:span><text:span text:style-name="T31">CONCAT</text:span><text:span text:style-name="T2">(</text:span><text:span text:style-name="T12">cli_prenom</text:span><text:span text:style-name="T2">,</text:span><text:span text:style-name="T9"> </text:span><text:span text:style-name="T12">cli_nom</text:span><text:span text:style-name="T2">)</text:span><text:span text:style-name="T9"> </text:span><text:span text:style-name="T1">AS</text:span><text:span text:style-name="T9"> </text:span><text:span text:style-name="T1">client</text:span><text:span text:style-name="T2">,</text:span><text:span text:style-name="T9"> </text:span><text:span text:style-name="T12">res_id</text:span></text:p>
      <text:p text:style-name="Standard"><text:span text:style-name="T1">FROM</text:span><text:span text:style-name="T9"> </text:span><text:span text:style-name="T13">reservation</text:span></text:p>
      <text:p text:style-name="Standard"><text:span text:style-name="T1">NATURAL</text:span><text:span text:style-name="T9"> </text:span><text:span text:style-name="T1">JOIN</text:span><text:span text:style-name="T9"> </text:span><text:span text:style-name="T1">client</text:span><text:span text:style-name="T2">;</text:span></text:p>
      <text:p text:style-name="Standard"><text:span text:style-name="T2"/></text:p>
      <text:p text:style-name="P10"><text:span text:style-name="T32">4/ </text:span>Afficher la liste des chambres avec le nom de l’hôtel et le nom de la station</text:p>
      <text:p text:style-name="Standard"><text:span text:style-name="T2"/></text:p>
      <text:p text:style-name="Standard"><text:span text:style-name="T1">CREATE</text:span><text:span text:style-name="T9"> </text:span><text:span text:style-name="T1">VIEW</text:span><text:span text:style-name="T9"> </text:span><text:span text:style-name="T12">sta_hot_chanum_view</text:span></text:p>
      <text:p text:style-name="Standard"><text:span text:style-name="T1">AS</text:span><text:span text:style-name="T9"> </text:span></text:p>
      <text:p text:style-name="Standard"><text:span text:style-name="T1">SELECT</text:span><text:span text:style-name="T9"> </text:span><text:span text:style-name="T12">sta_nom</text:span><text:span text:style-name="T2">,</text:span><text:span text:style-name="T9"> </text:span><text:span text:style-name="T12">hot_nom</text:span><text:span text:style-name="T2">,</text:span><text:span text:style-name="T12">cha_numero</text:span></text:p>
      <text:p text:style-name="Standard"><text:span text:style-name="T1">FROM</text:span><text:span text:style-name="T9"> </text:span><text:span text:style-name="T13">hotel</text:span></text:p>
      <text:p text:style-name="Standard"><text:span text:style-name="T1">NATURAL</text:span><text:span text:style-name="T9"> </text:span><text:span text:style-name="T1">JOIN</text:span><text:span text:style-name="T9"> </text:span><text:span text:style-name="T13">chambre</text:span><text:span text:style-name="T2">,</text:span><text:span text:style-name="T9"> </text:span><text:span text:style-name="T13">station</text:span></text:p>
      <text:p text:style-name="Standard"><text:span text:style-name="T1">ORDER</text:span><text:span text:style-name="T9"> </text:span><text:span text:style-name="T1">BY</text:span><text:span text:style-name="T9"> </text:span><text:span text:style-name="T12">sta_nom</text:span><text:span text:style-name="T2">,</text:span><text:span text:style-name="T9"> </text:span><text:span text:style-name="T12">hot_nom</text:span><text:span text:style-name="T2">,</text:span><text:span text:style-name="T9"> </text:span><text:span text:style-name="T12">cha_numero</text:span><text:span text:style-name="T9"> </text:span><text:span text:style-name="T1">asc</text:span><text:span text:style-name="T2">;</text:span></text:p>
      <text:p text:style-name="P3"/>
      <text:p text:style-name="Standard"><text:span text:style-name="T2"/></text:p>
      <text:p text:style-name="P11"><text:span text:style-name="T33">5/ </text:span>Afficher les réservations avec le nom du client et le nom de l’hôtel</text:p>
      <text:p text:style-name="P11"><text:span text:style-name="T2"/></text:p>
      <text:p text:style-name="P11"><text:span text:style-name="T6">CREATE</text:span><text:span text:style-name="T17"> </text:span><text:span text:style-name="T6">VIEW</text:span><text:span text:style-name="T17"> </text:span><text:span text:style-name="T12">res_cli_hot_view</text:span></text:p>
      <text:p text:style-name="Standard"><text:span text:style-name="T1">AS</text:span><text:span text:style-name="T9"> </text:span></text:p>
      <text:p text:style-name="Standard"><text:span text:style-name="T1">SELECT</text:span><text:span text:style-name="T9"> </text:span><text:span text:style-name="T12">res_id</text:span><text:span text:style-name="T2">,</text:span><text:span text:style-name="T9"> </text:span><text:span text:style-name="T31">concat</text:span><text:span text:style-name="T2">(</text:span><text:span text:style-name="T12">cli_prenom</text:span><text:span text:style-name="T2">,</text:span><text:span text:style-name="T9"> </text:span><text:span text:style-name="T12">cli_nom</text:span><text:span text:style-name="T2">)</text:span><text:span text:style-name="T9"> </text:span><text:span text:style-name="T1">AS</text:span><text:span text:style-name="T9"> </text:span><text:span text:style-name="T1">client</text:span><text:span text:style-name="T2">,</text:span><text:span text:style-name="T9"> </text:span><text:span text:style-name="T12">sta_nom</text:span></text:p>
      <text:p text:style-name="Standard"><text:span text:style-name="T1">FROM</text:span><text:span text:style-name="T9"> </text:span><text:span text:style-name="T1">client</text:span></text:p>
      <text:p text:style-name="Standard"><text:span text:style-name="T1">NATURAL</text:span><text:span text:style-name="T9"> </text:span><text:span text:style-name="T1">JOIN</text:span><text:span text:style-name="T9"> </text:span><text:span text:style-name="T13">reservation</text:span><text:span text:style-name="T2">,</text:span><text:span text:style-name="T9"> </text:span><text:span text:style-name="T13">station</text:span></text:p>
      <text:p text:style-name="Standard"><text:span text:style-name="T1">ORDER</text:span><text:span text:style-name="T9"> </text:span><text:span text:style-name="T1">BY</text:span><text:span text:style-name="T9"> </text:span><text:span text:style-name="T12">cli_nom</text:span><text:span text:style-name="T2">;</text:span></text:p>
      <text:p text:style-name="P11"><text:span text:style-name="T2"/></text:p>
      <text:p text:style-name="P6"/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urier New" svg:font-family="'Courier New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8T11:21:41.779839624</meta:creation-date>
    <meta:generator>LibreOffice/7.3.7.2$Linux_X86_64 LibreOffice_project/30$Build-2</meta:generator>
    <dc:title>Untitled</dc:title>
    <dc:date>2023-11-08T16:45:21.749849134</dc:date>
    <meta:editing-duration>PT4H42M8S</meta:editing-duration>
    <meta:editing-cycles>5</meta:editing-cycles>
    <meta:document-statistic meta:table-count="0" meta:image-count="0" meta:object-count="0" meta:page-count="1" meta:paragraph-count="33" meta:word-count="148" meta:character-count="953" meta:non-whitespace-character-count="834"/>
  </office:meta>
</office:document-meta>
</file>